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ca9" officeooo:paragraph-rsid="0000ec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21:43:38.241178558</meta:creation-date>
    <dc:date>2020-06-08T21:43:56.599522894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